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1]=&quot;&quot;;&quot;&quot;;ROW([.B61])-1)" office:value-type="float" office:value="60" calcext:value-type="float">
            <text:p>60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e Administração de Bancos de Dados com DB2 IB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2]=&quot;&quot;;&quot;&quot;;ROW([.B62])-1)" office:value-type="float" office:value="61" calcext:value-type="float">
            <text:p>61</text:p>
          </table:table-cell>
          <table:table-cell office:value-type="date" office:date-value="2026-03-12" calcext:value-type="date">
            <text:p>12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3-12T10:18:47.919652570</dc:date>
    <meta:editing-duration>PT1H15M6S</meta:editing-duration>
    <meta:editing-cycles>33</meta:editing-cycles>
    <meta:generator>LibreOffice/7.3.7.2$Linux_X86_64 LibreOffice_project/30$Build-2</meta:generator>
    <meta:document-statistic meta:table-count="1" meta:cell-count="434" meta:object-count="0"/>
  </office:meta>
</office:document-meta>
</file>